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style:text-underline-style="solid" style:text-underline-width="auto" style:text-underline-color="font-color" officeooo:rsid="00076236" officeooo:paragraph-rsid="00076236"/>
    </style:style>
    <style:style style:name="P4" style:family="paragraph" style:parent-style-name="Heading_20_1">
      <style:text-properties officeooo:paragraph-rsid="00076236"/>
    </style:style>
    <style:style style:name="P5" style:family="paragraph" style:parent-style-name="Heading_20_1">
      <style:text-properties officeooo:paragraph-rsid="00079b09"/>
    </style:style>
    <style:style style:name="P6" style:family="paragraph" style:parent-style-name="Heading_20_2">
      <style:text-properties officeooo:paragraph-rsid="00076236"/>
    </style:style>
    <style:style style:name="P7" style:family="paragraph" style:parent-style-name="Heading_20_2">
      <style:text-properties officeooo:paragraph-rsid="00079b09"/>
    </style:style>
    <style:style style:name="P8" style:family="paragraph" style:parent-style-name="Heading_20_2">
      <style:text-properties style:font-name="Arial" fo:font-size="14pt" style:text-underline-style="solid" style:text-underline-width="auto" style:text-underline-color="font-color" fo:font-weight="bold" officeooo:rsid="00076236" officeooo:paragraph-rsid="00079b0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lgerian" fo:font-size="72pt" style:text-underline-style="solid" style:text-underline-width="auto" style:text-underline-color="font-color" fo:font-weight="normal" officeooo:rsid="00076236" officeooo:paragraph-rsid="00076236" style:font-size-asian="72pt" style:font-weight-asian="normal" style:font-size-complex="7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lgerian" fo:font-size="32pt" officeooo:rsid="00076236" officeooo:paragraph-rsid="00076236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rsid="00076236" officeooo:paragraph-rsid="0007623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76236" officeooo:paragraph-rsid="0007623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76236" officeooo:paragraph-rsid="00079b09" style:font-size-asian="12.25pt" style:font-weight-asian="bold" style:font-size-complex="14pt" style:font-weight-complex="bold"/>
    </style:style>
    <style:style style:name="T1" style:family="text">
      <style:text-properties officeooo:rsid="00076236"/>
    </style:style>
    <style:style style:name="T2" style:family="text">
      <style:text-properties style:font-name="Liberation Sans" fo:font-size="16.1000003814697pt" fo:font-weight="bold" officeooo:rsid="0007623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79b0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8.2000007629395pt" style:text-underline-style="solid" style:text-underline-width="auto" style:text-underline-color="font-color" fo:font-weight="bold" officeooo:rsid="0007623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font-name="Liberation Sans" fo:font-size="18.2000007629395pt" style:text-underline-style="solid" style:text-underline-width="auto" style:text-underline-color="font-color" fo:font-weight="bold" officeooo:rsid="00079b0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" style:family="text">
      <style:text-properties style:text-underline-style="solid" style:text-underline-width="auto" style:text-underline-color="font-color" officeooo:rsid="00076236"/>
    </style:style>
    <style:style style:name="T7" style:family="text">
      <style:text-properties style:text-underline-style="solid" style:text-underline-width="auto" style:text-underline-color="font-color" officeooo:rsid="00079b09"/>
    </style:style>
    <style:style style:name="T8" style:family="text">
      <style:text-properties officeooo:rsid="00079b09"/>
    </style:style>
    <style:style style:name="Sect1" style:family="section">
      <style:section-properties style:editable="false">
        <style:columns fo:column-count="2" fo:column-gap="0cm">
          <style:column style:rel-width="2493*" fo:start-indent="0cm" fo:end-indent="0cm"/>
          <style:column style:rel-width="2493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PG PROJECT</text:p>
      <text:p text:style-name="P10"/>
      <text:p text:style-name="P10">by RADR STUDIO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end/>
            <text:index-entry-chapter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end/>
            <text:index-entry-chapter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05_1037665787" text:style-name="Index_20_Link" text:visited-style-name="Index_20_Link">1.0. Vision</text:a><text:tab/>3</text:p>
          <text:p text:style-name="P2">1.1. Gameplay Standpoint<text:a xlink:type="simple" xlink:href="#__RefHeading___Toc108_1037665787" text:style-name="Index_20_Link" text:visited-style-name="Index_20_Link"><text:tab/>3</text:a></text:p>
          <text:p text:style-name="P2">1.2. Plot Standpoint<text:a xlink:type="simple" xlink:href="#__RefHeading___Toc110_1037665787" text:style-name="Index_20_Link" text:visited-style-name="Index_20_Link"><text:tab/>3</text:a></text:p>
          <text:p text:style-name="P1"><text:a xlink:type="simple" xlink:href="#__RefHeading___Toc123_1037665787" text:style-name="Index_20_Link" text:visited-style-name="Index_20_Link">2.0. Plot</text:a><text:tab/>4</text:p>
          <text:p text:style-name="P2">2.1. Game Setting<text:a xlink:type="simple" xlink:href="#__RefHeading___Toc108_10376657871" text:style-name="Index_20_Link" text:visited-style-name="Index_20_Link"><text:tab/>4</text:a></text:p>
          <text:p text:style-name="P2">2.2. Main Characters<text:a xlink:type="simple" xlink:href="#__RefHeading___Toc110_10376657871" text:style-name="Index_20_Link" text:visited-style-name="Index_20_Link"><text:tab/>4</text:a></text:p>
          <text:p text:style-name="P2">2.3. Plot Overview<text:a xlink:type="simple" xlink:href="#__RefHeading___Toc110_103766578711" text:style-name="Index_20_Link" text:visited-style-name="Index_20_Link"><text:tab/>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" text:outline-level="1"><text:bookmark-start text:name="__RefHeading___Toc105_1037665787"/><text:soft-page-break/>1.0. Vision<text:bookmark-end text:name="__RefHeading___Toc105_1037665787"/></text:h>
      <text:h text:style-name="P6" text:outline-level="2"><text:bookmark-start text:name="__RefHeading___Toc108_1037665787"/><text:span text:style-name="T1">1.1. </text:span><text:span text:style-name="T2">Gameplay</text:span><text:span text:style-name="T1"> Standpoint</text:span><text:bookmark-end text:name="__RefHeading___Toc108_1037665787"/></text:h>
      <text:p text:style-name="P12"/>
      <text:p text:style-name="P12"/>
      <text:p text:style-name="P12"/>
      <text:p text:style-name="P12"/>
      <text:h text:style-name="P6" text:outline-level="2"><text:bookmark-start text:name="__RefHeading___Toc110_1037665787"/><text:span text:style-name="T1">1.2. </text:span><text:span text:style-name="T2">Plot</text:span><text:span text:style-name="T1"> Standpoint</text:span><text:bookmark-end text:name="__RefHeading___Toc110_1037665787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1"><text:bookmark-start text:name="__RefHeading___Toc123_1037665787"/><text:soft-page-break/><text:span text:style-name="T6">2.0. </text:span><text:span text:style-name="T4">Plot</text:span><text:bookmark-end text:name="__RefHeading___Toc123_1037665787"/></text:h>
      <text:h text:style-name="P6" text:outline-level="2"><text:bookmark-start text:name="__RefHeading___Toc108_10376657871"/><text:span text:style-name="T1">2.1. </text:span><text:span text:style-name="T2">Game Setting</text:span><text:bookmark-end text:name="__RefHeading___Toc108_10376657871"/></text:h>
      <text:p text:style-name="P12"/>
      <text:p text:style-name="P12"/>
      <text:p text:style-name="P12"/>
      <text:p text:style-name="P12"/>
      <text:h text:style-name="P6" text:outline-level="2"><text:bookmark-start text:name="__RefHeading___Toc110_10376657871"/><text:span text:style-name="T1">2.2. </text:span><text:span text:style-name="T2">Main Characters</text:span><text:bookmark-end text:name="__RefHeading___Toc110_10376657871"/></text:h>
      <text:p text:style-name="P12"/>
      <text:p text:style-name="P12"/>
      <text:p text:style-name="P12"/>
      <text:p text:style-name="P12"/>
      <text:h text:style-name="P6" text:outline-level="2"><text:bookmark-start text:name="__RefHeading___Toc110_103766578711"/><text:span text:style-name="T1">2.</text:span><text:span text:style-name="T2">3</text:span><text:span text:style-name="T1">. </text:span><text:span text:style-name="T2">Plot Overview</text:span><text:bookmark-end text:name="__RefHeading___Toc110_103766578711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" text:outline-level="1"><text:soft-page-break/><text:span text:style-name="T5">3</text:span><text:span text:style-name="T6">.0. </text:span><text:span text:style-name="T5">Items</text:span></text:h>
      <text:h text:style-name="P7" text:outline-level="2"><text:bookmark-start text:name="__RefHeading___Toc108_103766578711"/><text:span text:style-name="T3">3</text:span><text:span text:style-name="T1">.1. </text:span><text:span text:style-name="T3">Items</text:span><text:bookmark-end text:name="__RefHeading___Toc108_103766578711"/></text:h>
      <text:p text:style-name="P13"/>
      <text:p text:style-name="P13"/>
      <text:p text:style-name="P13"/>
      <text:p text:style-name="P13"/>
      <text:h text:style-name="P7" text:outline-level="2"><text:bookmark-start text:name="__RefHeading___Toc110_103766578712"/><text:span text:style-name="T3">3</text:span><text:span text:style-name="T1">.2. </text:span><text:span text:style-name="T3">Armor</text:span><text:bookmark-end text:name="__RefHeading___Toc110_103766578712"/></text:h>
      <text:p text:style-name="P13"/>
      <text:p text:style-name="P13"/>
      <text:p text:style-name="P13"/>
      <text:p text:style-name="P13"/>
      <text:h text:style-name="P7" text:outline-level="2"><text:bookmark-start text:name="__RefHeading___Toc110_1037665787111"/><text:span text:style-name="T3">3</text:span><text:span text:style-name="T1">.</text:span><text:span text:style-name="T2">3</text:span><text:span text:style-name="T1">. </text:span><text:span text:style-name="T3">Weapons</text:span><text:bookmark-end text:name="__RefHeading___Toc110_1037665787111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" text:outline-level="1"><text:soft-page-break/><text:span text:style-name="T5">4</text:span><text:span text:style-name="T6">.0. </text:span><text:span text:style-name="T5">Character Stats</text:span></text:h>
      <text:h text:style-name="P7" text:outline-level="2"><text:bookmark-start text:name="__RefHeading___Toc108_103766578712"/><text:span text:style-name="T1">2.1. </text:span><text:span text:style-name="T3">List of Character Stats</text:span><text:bookmark-end text:name="__RefHeading___Toc108_103766578712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" text:outline-level="1"><text:soft-page-break/><text:span text:style-name="T5">5</text:span><text:span text:style-name="T6">.0. </text:span><text:span text:style-name="T5">Character Skills</text:span></text:h>
      <text:h text:style-name="P7" text:outline-level="2"><text:bookmark-start text:name="__RefHeading___Toc108_103766578713"/><text:span text:style-name="T1">2.1. </text:span><text:span text:style-name="T3">Physical</text:span><text:bookmark-end text:name="__RefHeading___Toc108_103766578713"/></text:h>
      <text:p text:style-name="P13"/>
      <text:p text:style-name="P13"/>
      <text:p text:style-name="P13"/>
      <text:p text:style-name="P13"/>
      <text:h text:style-name="P7" text:outline-level="2"><text:bookmark-start text:name="__RefHeading___Toc110_103766578714"/><text:span text:style-name="T1">2.2. </text:span><text:span text:style-name="T3">Magic</text:span><text:bookmark-end text:name="__RefHeading___Toc110_103766578714"/></text:h>
      <text:p text:style-name="P13"/>
      <text:p text:style-name="P13"/>
      <text:p text:style-name="P13"/>
      <text:p text:style-name="P13"/>
      <text:h text:style-name="P7" text:outline-level="2"><text:bookmark-start text:name="__RefHeading___Toc110_1037665787113"/><text:span text:style-name="T1">2.</text:span><text:span text:style-name="T2">3</text:span><text:span text:style-name="T1">. </text:span><text:span text:style-name="T2">P</text:span><text:span text:style-name="T3">assive</text:span><text:bookmark-end text:name="__RefHeading___Toc110_1037665787113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" text:outline-level="1"><text:soft-page-break/><text:span text:style-name="T6">2.0. </text:span><text:span text:style-name="T4">Plot</text:span></text:h>
      <text:h text:style-name="P7" text:outline-level="2"><text:bookmark-start text:name="__RefHeading___Toc108_103766578714"/><text:span text:style-name="T1">2.1. </text:span><text:span text:style-name="T2">Game Setting</text:span><text:bookmark-end text:name="__RefHeading___Toc108_103766578714"/></text:h>
      <text:p text:style-name="P13"/>
      <text:h text:style-name="P8" text:outline-level="2"><text:span text:style-name="T2"/></text:h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8T20:42:18.506000000</meta:creation-date>
    <dc:date>2020-10-09T00:54:04.825000000</dc:date>
    <meta:editing-duration>PT3H51M5S</meta:editing-duration>
    <meta:editing-cycles>1</meta:editing-cycles>
    <meta:document-statistic meta:table-count="0" meta:image-count="0" meta:object-count="0" meta:page-count="8" meta:paragraph-count="29" meta:word-count="83" meta:character-count="467" meta:non-whitespace-character-count="413"/>
    <meta:generator>LibreOffice/7.0.2.2$Windows_X86_64 LibreOffice_project/8349ace3c3162073abd90d81fd06dcfb6b36b994</meta:generator>
  </office:meta>
</office:document-meta>
</file>